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Linux Libertine" svg:font-family="'Linux Libertine', Georgia, Times, serif"/>
    <style:font-face style:name="Lucida Sans Unicode" svg:font-family="'Lucida Sans Unicode', Arial, 'Lucida Grande', Tahoma, Verdana, Helvetica, sans-serif"/>
    <style:font-face style:name="MinionPro-Regular" svg:font-family="MinionPro-Regular, Times"/>
    <style:font-face style:name="Times New Roman1" svg:font-family="'Times New Roman', serif"/>
    <style:font-face style:name="arial" svg:font-family="arial, helvetica, clean, sans-serif"/>
    <style:font-face style:name="arial1" svg:font-family="arial, sans-serif"/>
    <style:font-face style:name="monospace" svg:font-family="monospace, serif"/>
    <style:font-face style:name="Courier New" svg:font-family="'Courier New'" style:font-family-generic="modern" style:font-pitch="fixed"/>
    <style:font-face style:name="Arial2"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0688in" table:align="left"/>
    </style:style>
    <style:style style:name="Table1.A" style:family="table-column">
      <style:table-column-properties style:column-width="0.3549in"/>
    </style:style>
    <style:style style:name="Table1.B" style:family="table-column">
      <style:table-column-properties style:column-width="0.0993in"/>
    </style:style>
    <style:style style:name="Table1.C" style:family="table-column">
      <style:table-column-properties style:column-width="0.3458in"/>
    </style:style>
    <style:style style:name="Table1.D" style:family="table-column">
      <style:table-column-properties style:column-width="0.2688in"/>
    </style:style>
    <style:style style:name="Table1.A1" style:family="table-cell">
      <style:table-cell-properties style:vertical-align="middle"/>
    </style:style>
    <style:style style:name="Table2" style:family="table">
      <style:table-properties style:width="1.075in" table:align="left"/>
    </style:style>
    <style:style style:name="Table2.A" style:family="table-column">
      <style:table-column-properties style:column-width="0.3549in"/>
    </style:style>
    <style:style style:name="Table2.B" style:family="table-column">
      <style:table-column-properties style:column-width="0.0993in"/>
    </style:style>
    <style:style style:name="Table2.C" style:family="table-column">
      <style:table-column-properties style:column-width="0.3458in"/>
    </style:style>
    <style:style style:name="Table2.D" style:family="table-column">
      <style:table-column-properties style:column-width="0.275in"/>
    </style:style>
    <style:style style:name="Table2.A1" style:family="table-cell">
      <style:table-cell-properties style:vertical-align="middle"/>
    </style:style>
    <style:style style:name="Table3" style:family="table">
      <style:table-properties style:width="0.8375in" table:align="left"/>
    </style:style>
    <style:style style:name="Table3.A" style:family="table-column">
      <style:table-column-properties style:column-width="0.1896in"/>
    </style:style>
    <style:style style:name="Table3.B" style:family="table-column">
      <style:table-column-properties style:column-width="0.0993in"/>
    </style:style>
    <style:style style:name="Table3.C" style:family="table-column">
      <style:table-column-properties style:column-width="0.266in"/>
    </style:style>
    <style:style style:name="Table3.D" style:family="table-column">
      <style:table-column-properties style:column-width="0.2826in"/>
    </style:style>
    <style:style style:name="Table3.A1" style:family="table-cell">
      <style:table-cell-properties style:vertical-align="middle"/>
    </style:style>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paragraph-properties fo:text-align="start" style:justify-single-word="false"/>
      <style:text-properties style:font-name="Times New Roman" fo:font-size="12pt" style:font-size-asian="12pt" style:font-size-complex="12pt"/>
    </style:style>
    <style:style style:name="P3" style:family="paragraph" style:parent-style-name="Text_20_body">
      <style:paragraph-properties fo:text-align="center" style:justify-single-word="false" fo:break-before="page"/>
      <style:text-properties style:font-name="Times New Roman" fo:font-size="12pt" style:font-size-asian="12pt" style:font-size-complex="12pt"/>
    </style:style>
    <style:style style:name="P4" style:family="paragraph" style:parent-style-name="Text_20_body">
      <style:paragraph-properties fo:margin-left="0in" fo:margin-right="0in" style:line-height-at-least="0.1402in" fo:text-indent="0in" style:auto-text-indent="false"/>
      <style:text-properties style:font-name="Times New Roman" fo:font-size="12pt" style:font-size-asian="12pt" style:font-size-complex="12pt"/>
    </style:style>
    <style:style style:name="P5" style:family="paragraph" style:parent-style-name="Standard">
      <style:text-properties style:font-name="Times New Roman" fo:font-size="12pt" style:font-size-asian="12pt" style:font-size-complex="12pt"/>
    </style:style>
    <style:style style:name="T1" style:family="text">
      <style:text-properties fo:font-variant="normal" fo:text-transform="none" fo:color="#222222" style:font-name="Times New Roman" fo:letter-spacing="normal" fo:font-style="normal" fo:font-weight="normal"/>
    </style:style>
    <style:style style:name="T2" style:family="text">
      <style:text-properties fo:font-variant="normal" fo:text-transform="none" fo:color="#222222" style:font-name="Times New Roman" fo:font-size="12pt" fo:letter-spacing="normal" fo:font-style="normal" fo:font-weight="normal" style:font-size-asian="12pt" style:font-size-complex="12pt"/>
    </style:style>
    <style:style style:name="T3" style:family="text">
      <style:text-properties fo:font-variant="normal" fo:text-transform="none" fo:color="#222222" style:font-name="Times New Roman"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222222" style:font-name="Times New Roman" fo:font-size="12pt" fo:letter-spacing="normal" fo:font-style="italic" fo:font-weight="normal" style:font-size-asian="12pt" style:font-style-asian="italic" style:font-size-complex="12pt" style:font-style-complex="italic"/>
    </style:style>
    <style:style style:name="T5" style:family="text">
      <style:text-properties fo:font-variant="normal" fo:text-transform="none" fo:color="#222222" fo:letter-spacing="normal"/>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222222" fo:letter-spacing="normal" fo:font-style="italic" fo:font-weight="normal"/>
    </style:style>
    <style:style style:name="T8" style:family="text">
      <style:text-properties fo:font-variant="normal" fo:text-transform="none" fo:color="#222222"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none" fo:font-style="normal" fo:font-weight="normal" style:font-size-asian="12pt" style:font-size-complex="12pt"/>
    </style:style>
    <style:style style:name="T10" style:family="text">
      <style:text-properties fo:font-variant="normal" fo:text-transform="none" fo:color="#000000" style:font-name="Times New Roman" fo:font-size="12pt" fo:letter-spacing="normal" fo:language="en" fo:country="none" fo:font-style="normal" fo:font-weight="normal" style:font-size-asian="12pt" style:font-style-asian="normal" style:font-size-complex="12pt" style:font-style-complex="normal"/>
    </style:style>
    <style:style style:name="T11" style:family="text">
      <style:text-properties fo:font-variant="normal" fo:text-transform="none" fo:color="#000000" style:font-name="Times New Roman" fo:font-size="12pt" fo:letter-spacing="normal" fo:language="en" fo:country="none" fo:font-style="italic" fo:font-weight="normal" style:font-size-asian="12pt" style:font-style-asian="italic" style:font-size-complex="12pt" style:font-style-complex="italic"/>
    </style:style>
    <style:style style:name="T12" style:family="text">
      <style:text-properties fo:font-variant="normal" fo:text-transform="none" fo:color="#000000" style:font-name="Times New Roman" fo:font-size="7.59999990463257pt" fo:letter-spacing="normal" fo:language="en" fo:country="none" fo:font-style="normal" fo:font-weight="normal" style:font-size-asian="12pt" style:font-size-complex="12pt"/>
    </style:style>
    <style:style style:name="T13" style:family="text">
      <style:text-properties fo:font-variant="normal" fo:text-transform="none" fo:color="#000000" style:font-name="Times New Roman" fo:letter-spacing="normal" fo:language="en" fo:country="none" fo:font-style="normal" fo:font-weight="normal"/>
    </style:style>
    <style:style style:name="T14" style:family="text">
      <style:text-properties fo:font-variant="normal" fo:text-transform="none" fo:color="#000000" fo:font-size="12pt" fo:letter-spacing="normal" fo:font-style="normal" fo:font-weight="normal" style:font-size-asian="12pt" style:font-size-complex="12pt"/>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language="en" fo:country="none" fo:font-style="normal" fo:font-weight="normal"/>
    </style:style>
    <style:style style:name="T17" style:family="text">
      <style:text-properties fo:font-variant="normal" fo:text-transform="none" fo:color="#000000" style:font-name="Linux Libertine" fo:letter-spacing="normal" fo:language="en" fo:country="none" fo:font-style="normal" fo:font-weight="normal"/>
    </style:style>
    <style:style style:name="T18" style:family="text">
      <style:text-properties fo:font-variant="normal" fo:text-transform="none" fo:color="#000000" fo:font-size="7.59999990463257pt" fo:letter-spacing="normal" fo:language="en" fo:country="none" fo:font-style="normal" fo:font-weight="normal" style:font-size-asian="12pt" style:font-size-complex="12pt"/>
    </style:style>
    <style:style style:name="T19" style:family="text">
      <style:text-properties fo:font-variant="normal" fo:text-transform="none" fo:color="#403838" style:font-name="Lucida Sans Unicode" fo:font-size="7.59999990463257pt" fo:letter-spacing="normal" fo:font-style="italic" fo:font-weight="normal" style:font-size-asian="12pt" style:font-size-complex="12pt"/>
    </style:style>
    <style:style style:name="T20" style:family="text">
      <style:text-properties fo:font-variant="normal" fo:text-transform="none" fo:color="#403838" fo:font-size="7.59999990463257pt" fo:letter-spacing="normal" fo:font-style="italic" fo:font-weight="normal" style:font-size-asian="12pt" style:font-size-complex="12pt"/>
    </style:style>
    <style:style style:name="T21" style:family="text">
      <style:text-properties fo:font-variant="normal" fo:text-transform="none" fo:color="#403838" style:font-name="Times New Roman" fo:font-size="7.59999990463257pt" fo:letter-spacing="normal" fo:font-style="italic" fo:font-weight="normal" style:font-size-asian="12pt" style:font-size-complex="12pt"/>
    </style:style>
    <style:style style:name="T22" style:family="text">
      <style:text-properties fo:font-variant="normal" fo:text-transform="none" fo:color="#403838" style:font-name="Times New Roman" fo:letter-spacing="normal" fo:font-style="italic" fo:font-weight="normal"/>
    </style:style>
    <style:style style:name="T23" style:family="text">
      <style:text-properties fo:font-variant="normal" fo:text-transform="none" fo:color="#403838" style:font-name="Times New Roman" fo:font-size="12pt" fo:letter-spacing="normal" fo:font-style="italic" fo:font-weight="normal" style:font-size-asian="12pt" style:font-size-complex="12pt"/>
    </style:style>
    <style:style style:name="T24" style:family="text">
      <style:text-properties fo:font-variant="normal" fo:text-transform="none" fo:color="#403838" style:font-name="Times New Roman" fo:font-size="12pt" fo:letter-spacing="normal" fo:font-style="italic" fo:font-weight="normal" style:font-size-asian="12pt" style:font-style-asian="italic" style:font-size-complex="12pt" style:font-style-complex="italic"/>
    </style:style>
    <style:style style:name="T25" style:family="text">
      <style:text-properties fo:font-variant="normal" fo:text-transform="none" fo:color="#403838" style:font-name="Times New Roman" fo:font-size="12pt" fo:letter-spacing="normal" fo:font-style="normal" fo:font-weight="normal" style:font-size-asian="12pt" style:font-style-asian="normal" style:font-size-complex="12pt" style:font-style-complex="normal"/>
    </style:style>
    <style:style style:name="T26" style:family="text">
      <style:text-properties fo:font-variant="normal" fo:text-transform="none" fo:color="#403838" fo:font-size="12pt" fo:letter-spacing="normal" fo:font-style="italic" fo:font-weight="normal" style:font-size-asian="12pt" style:font-size-complex="12pt"/>
    </style:style>
    <style:style style:name="T27" style:family="text">
      <style:text-properties fo:font-weight="normal" style:font-weight-asian="normal" style:font-weight-complex="normal"/>
    </style:style>
    <style:style style:name="T28" style:family="text">
      <style:text-properties style:font-name="Times New Roman"/>
    </style:style>
    <style:style style:name="T29" style:family="text">
      <style:text-properties style:font-name="Times New Roman" fo:font-size="12pt" style:font-size-asian="12pt" style:font-size-complex="12pt"/>
    </style:style>
    <style:style style:name="T30" style:family="text">
      <style:text-properties style:font-name="Times New Roman" fo:font-size="12pt" fo:font-style="italic" style:font-size-asian="12pt" style:font-style-asian="italic" style:font-size-complex="12pt" style:font-style-complex="italic"/>
    </style:style>
    <style:style style:name="T31" style:family="text">
      <style:text-properties style:font-name="Times New Roman" fo:font-size="12pt" fo:font-style="normal" style:font-size-asian="12pt" style:font-style-asian="normal" style:font-size-complex="12pt" style:font-style-complex="normal"/>
    </style:style>
    <style:style style:name="T3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eb Exploration 9</text:p>
      <text:p text:style-name="P5">Brent Gaither Matt Obzera</text:p>
      <text:p text:style-name="P5"/>
      <text:p text:style-name="P5">The strain we isolated was resistant to vancomycin, teicoplanin, <text:bookmark text:name="firstHeading"/><text:span text:style-name="T16">Aminoglycoside</text:span> and possibly streptothricin. We saw that it had all of the Van genes to be effective against vancomycin. This genes given an intrinsic resistance <text:s/>because the genes give the cell walls a lower <text:span text:style-name="T15">glycopeptide affinity. This results in</text:span> vancomycin is not able to bind <text:span text:style-name="T15">(</text:span><text:span text:style-name="T6">Sujatha and Praharaj 2012). </text:span>The strain also had genes that enabled it to transfer its genes which is important to understand how it can spread throughout to other infectious diseases.</text:p>
      <text:p text:style-name="P5"/>
      <text:p text:style-name="P5">Gene: vanH</text:p>
      <text:p text:style-name="P5">Product: vancomycin resistance protein VanH</text:p>
      <text:p text:style-name="P5">Start &amp; Stop: 2787 - 3755</text:p>
      <text:p text:style-name="P5">Length: 332 amino acids</text:p>
      <text:p text:style-name="P5">Function: Reduces pyruvate to D-lacta<text:span text:style-name="T27">te. This gives the bacteria an intrinsic resistance to </text:span><text:span text:style-name="T27">glycopeptide </text:span><text:span text:style-name="T27">(Bugg et al 1991)</text:span><text:span text:style-name="T27">.</text:span></text:p>
      <text:p text:style-name="P5"/>
      <text:p text:style-name="P5">Gene: vanA</text:p>
      <text:p text:style-name="P5">Product: vancomycin/teicoplanin A-type resistance protein VanA</text:p>
      <text:p text:style-name="P5">Start &amp; Stop: <text:s/>3748 - 4779</text:p>
      <text:p text:style-name="P5">Length: <text:s/>343 amino acids</text:p>
      <text:p text:style-name="P5">Function: Required for high-level resistance to glycopeptide antibiotics. Produces a <text:tab/> <text:s/><text:tab/> <text:s/><text:tab/> <text:s text:c="4"/>peptidoglycan which does not terminate in D-alanine but in D-lactate, thus preventing vancomycin or teicoplanin binding (Tomita et al 2002).</text:p>
      <text:p text:style-name="P5"/>
      <text:p text:style-name="P5">Gene: vanS</text:p>
      <text:p text:style-name="P5">Product: histidine protein kinase</text:p>
      <text:p text:style-name="P5">Start &amp; Stop: 1478 - 2572</text:p>
      <text:p text:style-name="P5">Length: 364 amino acids</text:p>
      <text:p text:style-name="P5">Function: The role of VanS in the regulation of the vanHAX operon. vanHAX encodes a dehydrogenase (VanH), a ligase (VanA), and a D,D-dipeptidase (VanX). Enables pathways to sense environment (West and Stock 2001).</text:p>
      <text:p text:style-name="P5"/>
      <text:p text:style-name="P5">Gene: VanR </text:p>
      <text:p text:style-name="P5">Start &amp; Stop: 746... 1441</text:p>
      <text:p text:style-name="P5">Length: 231 amino acids </text:p>
      <text:p text:style-name="P5">Function: Shown to be a putative gene that plays a role in glycopeptide resistance. VanR is an activator and is needed for cotranscription in vanA vanX and VanH (Evers and Courvalin 1996).</text:p>
      <text:p text:style-name="P5"/>
      <text:p text:style-name="P5">Gene: Hypothetical streptothricin </text:p>
      <text:p text:style-name="P5">Start &amp; Stop:15817...16347 </text:p>
      <text:p text:style-name="P5">Length: 176 amino acids</text:p>
      <text:p text:style-name="P5">Function: Unknown it is a region that has been determined to likely have a function in streptohiricin resistance according to an unpublished paper (Gibreel and Skold, unpublished).</text:p>
      <text:p text:style-name="P5"/>
      <text:p text:style-name="P5">Gene: VanY </text:p>
      <text:p text:style-name="P5">Start &amp; Stop: 5821...6366</text:p>
      <text:p text:style-name="P5">Length: 181 amino acids</text:p>
      <text:p text:style-name="P5">Function: <text:s/>Releases the C-terminal D-hydroxy acid from depsipeptides (Wright et al 1992). Evidence of <text:soft-page-break/>Vancomycin resistance that has been transferred from livestock (Tomita,H., Lu,J. and Ike,Y. unpublished)</text:p>
      <text:p text:style-name="P5"/>
      <text:p text:style-name="P5">Gene: VanX </text:p>
      <text:p text:style-name="P5">Start &amp; Stop: 4785...5393</text:p>
      <text:p text:style-name="P5">Length: 202 amino acids</text:p>
      <text:p text:style-name="P5">Function: Found to have multiple resistances and increased population in hospitals. (Gomez et al 2011).</text:p>
      <text:p text:style-name="P5"/>
      <text:p text:style-name="P5">Gene 10348</text:p>
      <text:p text:style-name="P5">Start &amp; Stop: 10348...10986 </text:p>
      <text:p text:style-name="P5">Length: 212 amino acids</text:p>
      <text:p text:style-name="P5">Function: This is a putative gene for an integrase core domain protein. This gives it the ability to insert DNA into other organisms.</text:p>
      <text:p text:style-name="P5"/>
      <text:p text:style-name="P5">Gene 12234</text:p>
      <text:p text:style-name="P5">Start &amp; Stop: 12234..12908 </text:p>
      <text:p text:style-name="P5">Length: 224 amino acids </text:p>
      <text:p text:style-name="P5">Function- Tranposase with multi gene cluster with multiple resistances on the plasmid it is on. The tranposease is used to cut into the genome of other bacteria in gene transfer to pass on resistance gen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P5">Gene <text:s/>6389</text:p>
      <text:p text:style-name="P5">Start &amp; Stop: 6389...7075 </text:p>
      <text:p text:style-name="P5">Length: 228 amino acids</text:p>
      <text:p text:style-name="P5">Function- Transposase used by a transposon to cut into another part of the genome. This gives the transposon the ability to move throughout genomes. </text:p>
      <text:p text:style-name="P5"/>
      <text:p text:style-name="P5">Gene: <text:s/>10988</text:p>
      <text:p text:style-name="P5">Product: Transposase</text:p>
      <text:p text:style-name="P5">Start &amp; Stop: 10988 - 12001</text:p>
      <text:p text:style-name="P5">Length: 337 amino acids</text:p>
      <text:p text:style-name="P5">Function: Plays a role in transposons being integrated into genomes.</text:p>
      <text:p text:style-name="P5"/>
      <text:p text:style-name="P5">Gene: <text:s/>14133</text:p>
      <text:p text:style-name="P5">Product:Methyltransferase</text:p>
      <text:p text:style-name="P5">Start &amp; Stop: 14133 – 14867</text:p>
      <text:p text:style-name="P5">Length: 244 amino acids</text:p>
      <text:p text:style-name="Standard"><text:span text:style-name="T29">Function: This methyltransfer</text:span><text:span text:style-name="T31">ase is similar to </text:span><text:span text:style-name="Emphasis"><text:span text:style-name="T25">efmM which is resistant to </text:span></text:span><text:span text:style-name="Emphasis"><text:span text:style-name="T10">Aminoglycoside</text:span></text:span><text:span text:style-name="Emphasis"><text:span text:style-name="T25"> </text:span></text:span><text:span text:style-name="T31">(</text:span><text:span text:style-name="T3">Galimand</text:span><text:span text:style-name="T2"> 2011).</text:span></text:p>
      <text:p text:style-name="P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
      <text:p text:style-name="P5"/>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row>
      </table:table>
      <text:p text:style-name="P5"/>
      <text:p text:style-name="P3">References</text:p>
      <text:p text:style-name="P2"><text:span text:style-name="T6">Bugg, Timothy DH, et al. "Molecular basis for vancomycin resistance in Enterococcus faecium <text:tab/>BM4147: biosynthesis of a depsipeptide peptidoglycan precursor by vancomycin resistance <text:tab/>proteins VanH and VanA." </text:span><text:span text:style-name="T7">Biochemistry</text:span><text:span text:style-name="T6">30.43 (1991): 10408-10415.</text:span></text:p>
      <text:p text:style-name="P1">Evers, Stefan, and Patrice Courvalin. "Regulation of VanB-type vancomycin resistance gene expression <text:tab/>by the VanS (B)-VanR (B) two-component regulatory system in Enterococcus faecalis <text:tab/>V583." <text:tab/>Journal of bacteriology 178.5 (1996): 1302-1309.</text:p>
      <text:p text:style-name="P4"><text:span text:style-name="T6">Galimand, Marc, et al. "Intrinsic resistance to aminoglycosides in Enterococcus faecium is conferred <text:tab/>by the 16S rRNA m5C1404-specific methyltransferase EfmM." </text:span><text:span text:style-name="T7">RNA </text:span><text:span text:style-name="T6">17.2 (2011): 251-262.</text:span></text:p>
      <text:p text:style-name="P1">Gomez, Jenny A. Laverde, et al. "A multiresistance megaplasmid pLG1 bearing a hyl Efm genomic <text:tab/>island in hospital Enterococcus faecium isolates."International Journal of Medical <text:tab/>Microbiology 301.2 (2011): 165-175.</text:p>
      <text:p text:style-name="P1"><text:span text:style-name="T6">Sujatha, S., and Ira Praharaj. "Glycopeptide resistance in gram-positive cocci: a review." <text:tab/></text:span><text:span text:style-name="T7">Interdisciplinary perspectives on infectious diseases </text:span><text:span text:style-name="T6">2012 (2012).</text:span></text:p>
      <text:p text:style-name="P1">Tomita, Haruyoshi, et al. "Possible connection between a widely disseminated conjugative gentamicin <text:tab/>resistance (pMG1-like) plasmid and the emergence of vancomycin resistance in Enterococcus <text:tab/>faecium." Journal of clinical microbiology 40.9 (2002): 3326-3333.</text:p>
      <text:p text:style-name="P1">West, Ann H., and Ann M. Stock. "Histidine kinases and response regulator proteins in two-component <text:tab/>signaling systems." Trends in biochemical sciences26.6 (2001): 369-376.</text:p>
      <text:p text:style-name="P1"><text:s/>Wright, G. D., et al. "Characterization of vanY, a DD-carboxypeptidase from vancomycin-resistant <text:tab/>Enterococcus faecium BM4147." Antimicrobial agents and chemotherapy 36.7 (1992): 1514-<text:tab/>1518.</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Linux Libertine" svg:font-family="'Linux Libertine', Georgia, Times, serif"/>
    <style:font-face style:name="Lucida Sans Unicode" svg:font-family="'Lucida Sans Unicode', Arial, 'Lucida Grande', Tahoma, Verdana, Helvetica, sans-serif"/>
    <style:font-face style:name="MinionPro-Regular" svg:font-family="MinionPro-Regular, Times"/>
    <style:font-face style:name="Times New Roman1" svg:font-family="'Times New Roman', serif"/>
    <style:font-face style:name="arial" svg:font-family="arial, helvetica, clean, sans-serif"/>
    <style:font-face style:name="arial1" svg:font-family="arial, sans-serif"/>
    <style:font-face style:name="monospace" svg:font-family="monospace, serif"/>
    <style:font-face style:name="Courier New" svg:font-family="'Courier New'" style:font-family-generic="modern" style:font-pitch="fixed"/>
    <style:font-face style:name="Arial2"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default-outline-level="">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name-asian="Times New Roman2" style:font-size-asian="10pt" style:font-name-complex="Courier New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converted-space" style:family="text" style:parent-style-name="Default_20_Paragraph_20_Font"/>
    <style:style style:name="sc" style:family="text" style:parent-style-name="Default_20_Paragraph_20_Fon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t Gaither</meta:initial-creator>
    <meta:creation-date>2015-02-24T11:12:42</meta:creation-date>
    <dc:date>2015-02-25T21:16:45</dc:date>
    <dc:creator>Brent Gaither</dc:creator>
    <meta:editing-duration>P1DT10H4M3S</meta:editing-duration>
    <meta:editing-cycles>183</meta:editing-cycles>
    <meta:generator>OpenOffice.org/3.4$Unix OpenOffice.org_project/340m1$Build-9590</meta:generator>
    <meta:document-statistic meta:table-count="3" meta:image-count="0" meta:object-count="0" meta:page-count="3" meta:paragraph-count="65" meta:word-count="737" meta:character-count="5080"/>
  </office:meta>
</office:document-meta>
</file>